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lectionSerializer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llectionSerializerTest.test_3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llectionSerializerTest.test_4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llectionSerializerTest.test_5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llectionSerializerTest.test_2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llectionSerializer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